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417in" table:align="left"/>
    </style:style>
    <style:style style:name="Table1.A" style:family="table-column">
      <style:table-column-properties style:column-width="1.4188in"/>
    </style:style>
    <style:style style:name="Table1.B" style:family="table-column">
      <style:table-column-properties style:column-width="2.52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639in" table:align="left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2.52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4.5882in"/>
    </style:style>
    <style:style style:name="Table3.B" style:family="table-column">
      <style:table-column-properties style:column-width="2.1049in"/>
    </style:style>
    <style:style style:name="Table3.A1" style:family="table-cell">
      <style:table-cell-properties style:vertical-align="middle" fo:padding="0.0194in" fo:border="none"/>
    </style:style>
    <style:style style:name="Table3.A5" style:family="table-cell">
      <style:table-cell-properties fo:padding="0.0194in" fo:border="none"/>
    </style:style>
    <style:style style:name="Table3.A6" style:family="table-cell">
      <style:table-cell-properties fo:padding="0.0194in" fo:border="none"/>
    </style:style>
    <style:style style:name="Table4" style:family="table">
      <style:table-properties style:width="4.5493in" table:align="left"/>
    </style:style>
    <style:style style:name="Table4.A" style:family="table-column">
      <style:table-column-properties style:column-width="1.9028in"/>
    </style:style>
    <style:style style:name="Table4.B" style:family="table-column">
      <style:table-column-properties style:column-width="2.6465in"/>
    </style:style>
    <style:style style:name="Table4.1" style:family="table-row">
      <style:table-row-properties style:min-row-height="0.2188in"/>
    </style:style>
    <style:style style:name="Table4.A1" style:family="table-cell">
      <style:table-cell-properties style:vertical-align="middle"/>
    </style:style>
    <style:style style:name="Table4.2" style:family="table-row">
      <style:table-row-properties style:min-row-height="0.2083in"/>
    </style:style>
    <style:style style:name="Table5" style:family="table">
      <style:table-properties style:width="4.5493in" table:align="left"/>
    </style:style>
    <style:style style:name="Table5.A" style:family="table-column">
      <style:table-column-properties style:column-width="2.0424in"/>
    </style:style>
    <style:style style:name="Table5.B" style:family="table-column">
      <style:table-column-properties style:column-width="2.5069in"/>
    </style:style>
    <style:style style:name="Table5.1" style:family="table-row">
      <style:table-row-properties style:min-row-height="0.2188in"/>
    </style:style>
    <style:style style:name="Table5.A1" style:family="table-cell">
      <style:table-cell-properties style:vertical-align="middle"/>
    </style:style>
    <style:style style:name="Table5.2" style:family="table-row">
      <style:table-row-properties style:min-row-height="0.2083in"/>
    </style:style>
    <style:style style:name="Table6" style:family="table">
      <style:table-properties style:width="6.2938in" table:align="left"/>
    </style:style>
    <style:style style:name="Table6.A" style:family="table-column">
      <style:table-column-properties style:column-width="3.9889in"/>
    </style:style>
    <style:style style:name="Table6.B" style:family="table-column">
      <style:table-column-properties style:column-width="2.3049in"/>
    </style:style>
    <style:style style:name="Table6.A1" style:family="table-cell">
      <style:table-cell-properties style:vertical-align="middle" fo:padding="0.0194in" fo:border="none"/>
    </style:style>
    <style:style style:name="Table6.A5" style:family="table-cell">
      <style:table-cell-properties fo:padding="0.0194in" fo:border="none"/>
    </style:style>
    <style:style style:name="Table7" style:family="table">
      <style:table-properties style:width="3.9188in" table:align="left"/>
    </style:style>
    <style:style style:name="Table7.A" style:family="table-column">
      <style:table-column-properties style:column-width="2.0938in"/>
    </style:style>
    <style:style style:name="Table7.B" style:family="table-column">
      <style:table-column-properties style:column-width="1.825in"/>
    </style:style>
    <style:style style:name="Table7.1" style:family="table-row">
      <style:table-row-properties style:min-row-height="0.2188in"/>
    </style:style>
    <style:style style:name="Table7.A1" style:family="table-cell">
      <style:table-cell-properties style:vertical-align="middle"/>
    </style:style>
    <style:style style:name="Table7.2" style:family="table-row">
      <style:table-row-properties style:min-row-height="0.2083in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4.3938in"/>
    </style:style>
    <style:style style:name="Table8.B" style:family="table-column">
      <style:table-column-properties style:column-width="2.2993in"/>
    </style:style>
    <style:style style:name="Table8.A1" style:family="table-cell">
      <style:table-cell-properties style:vertical-align="middle" fo:padding="0.0194in" fo:border="none"/>
    </style:style>
    <style:style style:name="Table8.A5" style:family="table-cell">
      <style:table-cell-properties fo:padding="0.0194in" fo:border="none"/>
    </style:style>
    <style:style style:name="Table9" style:family="table">
      <style:table-properties style:width="4.3549in" table:align="left"/>
    </style:style>
    <style:style style:name="Table9.A" style:family="table-column">
      <style:table-column-properties style:column-width="1.8326in"/>
    </style:style>
    <style:style style:name="Table9.B" style:family="table-column">
      <style:table-column-properties style:column-width="2.5222in"/>
    </style:style>
    <style:style style:name="Table9.1" style:family="table-row">
      <style:table-row-properties style:min-row-height="0.2188in"/>
    </style:style>
    <style:style style:name="Table9.A1" style:family="table-cell">
      <style:table-cell-properties style:vertical-align="middle"/>
    </style:style>
    <style:style style:name="Table9.2" style:family="table-row">
      <style:table-row-properties style:min-row-height="0.2083in"/>
    </style:style>
    <style:style style:name="Table10" style:family="table">
      <style:table-properties style:width="6.4111in" table:align="left"/>
    </style:style>
    <style:style style:name="Table10.A" style:family="table-column">
      <style:table-column-properties style:column-width="1.6326in"/>
    </style:style>
    <style:style style:name="Table10.B" style:family="table-column">
      <style:table-column-properties style:column-width="4.7785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fo:padding="0.0194in" fo:border="none"/>
    </style:style>
    <style:style style:name="P1" style:family="paragraph" style:parent-style-name="Preformatted_20_Text">
      <style:text-properties officeooo:rsid="001403fc" officeooo:paragraph-rsid="001403fc"/>
    </style:style>
    <style:style style:name="P2" style:family="paragraph" style:parent-style-name="Preformatted_20_Text">
      <style:text-properties fo:font-weight="bold" officeooo:rsid="001403fc" officeooo:paragraph-rsid="001403fc"/>
    </style:style>
    <style:style style:name="P3" style:family="paragraph" style:parent-style-name="Preformatted_20_Text">
      <style:text-properties fo:font-weight="bold" officeooo:rsid="00148e75" officeooo:paragraph-rsid="00148e75"/>
    </style:style>
    <style:style style:name="P4" style:family="paragraph" style:parent-style-name="Preformatted_20_Text">
      <style:text-properties officeooo:paragraph-rsid="00148e75"/>
    </style:style>
    <style:style style:name="P5" style:family="paragraph" style:parent-style-name="Preformatted_20_Text">
      <style:text-properties officeooo:rsid="00148e75" officeooo:paragraph-rsid="00148e75"/>
    </style:style>
    <style:style style:name="P6" style:family="paragraph" style:parent-style-name="Preformatted_20_Text">
      <style:text-properties officeooo:paragraph-rsid="00148e75"/>
    </style:style>
    <style:style style:name="P7" style:family="paragraph" style:parent-style-name="Preformatted_20_Text">
      <style:text-properties officeooo:rsid="00168efc" officeooo:paragraph-rsid="00168efc"/>
    </style:style>
    <style:style style:name="P8" style:family="paragraph" style:parent-style-name="Table_20_Contents">
      <style:text-properties fo:color="#505050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officeooo:rsid="00148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CL1 20-20</text:p>
      <text:p text:style-name="P2">Glycolipids GLPA 20-20</text:p>
      <text:p text:style-name="P2">DPPE 20-20 </text:p>
      <text:p text:style-name="P2">DPPG 45-45</text:p>
      <text:p text:style-name="P3">303,15 K</text:p>
      <text:p text:style-name="P4"><text:span text:style-name="T1">npt </text:span>ensemble</text:p>
      <text:p text:style-name="P5">force field charmm36</text:p>
      <text:p text:style-name="P5">input generation options gromax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ssembled PDB:</text:p>
          </table:table-cell>
          <table:table-cell table:style-name="Table1.A1" office:value-type="string">
            <text:p text:style-name="Table_20_Contents"><text:a xlink:type="simple" xlink:href="http://www.charmm-gui.org/uploaded_pdb/1520426760/step5_assembly.pdb" text:style-name="Internet_20_link" text:visited-style-name="Visited_20_Internet_20_Link">step5_assembly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1.A1" office:value-type="string">
            <text:p text:style-name="Table_20_Contents">Crystal Image:</text:p>
          </table:table-cell>
          <table:table-cell table:style-name="Table1.A1" office:value-type="string">
            <text:p text:style-name="Table_20_Contents"><text:a xlink:type="simple" xlink:href="http://www.charmm-gui.org/uploaded_pdb/1520426760/crystal_image.str" text:style-name="Internet_20_link" text:visited-style-name="Visited_20_Internet_20_Link">crystal_image.str</text:a></text:p>
          </table:table-cell>
        </table:table-row>
        <table:table-row>
          <table:table-cell table:style-name="Table1.A1" office:value-type="string">
            <text:p text:style-name="Table_20_Contents">Equilibration Step1:</text:p>
          </table:table-cell>
          <table:table-cell table:style-name="Table1.A1" office:value-type="string">
            <text:p text:style-name="Table_20_Contents"><text:a xlink:type="simple" xlink:href="http://www.charmm-gui.org/uploaded_pdb/1520426760/step6.1_equilibration.inp" text:style-name="Internet_20_link" text:visited-style-name="Visited_20_Internet_20_Link">step6.1_equilibration.inp</text:a></text:p>
          </table:table-cell>
        </table:table-row>
        <table:table-row>
          <table:table-cell table:style-name="Table1.A1" office:value-type="string">
            <text:p text:style-name="Table_20_Contents">Equilibration Step2:</text:p>
          </table:table-cell>
          <table:table-cell table:style-name="Table1.A1" office:value-type="string">
            <text:p text:style-name="Table_20_Contents"><text:a xlink:type="simple" xlink:href="http://www.charmm-gui.org/uploaded_pdb/1520426760/step6.2_equilibration.inp" text:style-name="Internet_20_link" text:visited-style-name="Visited_20_Internet_20_Link">step6.2_equilibration.inp</text:a></text:p>
          </table:table-cell>
        </table:table-row>
        <table:table-row>
          <table:table-cell table:style-name="Table1.A1" office:value-type="string">
            <text:p text:style-name="Table_20_Contents">Equilibration Step3:</text:p>
          </table:table-cell>
          <table:table-cell table:style-name="Table1.A1" office:value-type="string">
            <text:p text:style-name="Table_20_Contents"><text:a xlink:type="simple" xlink:href="http://www.charmm-gui.org/uploaded_pdb/1520426760/step6.3_equilibration.inp" text:style-name="Internet_20_link" text:visited-style-name="Visited_20_Internet_20_Link">step6.3_equilibration.inp</text:a></text:p>
          </table:table-cell>
        </table:table-row>
        <table:table-row>
          <table:table-cell table:style-name="Table1.A1" office:value-type="string">
            <text:p text:style-name="Table_20_Contents">Equilibration Step4:</text:p>
          </table:table-cell>
          <table:table-cell table:style-name="Table1.A1" office:value-type="string">
            <text:p text:style-name="Table_20_Contents"><text:a xlink:type="simple" xlink:href="http://www.charmm-gui.org/uploaded_pdb/1520426760/step6.4_equilibration.inp" text:style-name="Internet_20_link" text:visited-style-name="Visited_20_Internet_20_Link">step6.4_equilibration.inp</text:a></text:p>
          </table:table-cell>
        </table:table-row>
        <table:table-row>
          <table:table-cell table:style-name="Table1.A1" office:value-type="string">
            <text:p text:style-name="Table_20_Contents">Equilibration Step5:</text:p>
          </table:table-cell>
          <table:table-cell table:style-name="Table1.A1" office:value-type="string">
            <text:p text:style-name="Table_20_Contents"><text:a xlink:type="simple" xlink:href="http://www.charmm-gui.org/uploaded_pdb/1520426760/step6.5_equilibration.inp" text:style-name="Internet_20_link" text:visited-style-name="Visited_20_Internet_20_Link">step6.5_equilibration.inp</text:a></text:p>
          </table:table-cell>
        </table:table-row>
        <table:table-row>
          <table:table-cell table:style-name="Table1.A1" office:value-type="string">
            <text:p text:style-name="Table_20_Contents">Equilibration Step6:</text:p>
          </table:table-cell>
          <table:table-cell table:style-name="Table1.A1" office:value-type="string">
            <text:p text:style-name="Table_20_Contents"><text:a xlink:type="simple" xlink:href="http://www.charmm-gui.org/uploaded_pdb/1520426760/step6.6_equilibration.inp" text:style-name="Internet_20_link" text:visited-style-name="Visited_20_Internet_20_Link">step6.6_equilibration.inp</text:a></text:p>
          </table:table-cell>
        </table:table-row>
        <table:table-row>
          <table:table-cell table:style-name="Table1.A1" office:value-type="string">
            <text:p text:style-name="Table_20_Contents">Production Input:</text:p>
          </table:table-cell>
          <table:table-cell table:style-name="Table1.A1" office:value-type="string">
            <text:p text:style-name="Table_20_Contents"><text:a xlink:type="simple" xlink:href="http://www.charmm-gui.org/uploaded_pdb/1520426760/step7_production.inp" text:style-name="Internet_20_link" text:visited-style-name="Visited_20_Internet_20_Link">step7_production.inp</text:a></text:p>
          </table:table-cell>
        </table:table-row>
        <table:table-row>
          <table:table-cell table:style-name="Table1.A1" office:value-type="string">
            <text:p text:style-name="Table_20_Contents">Lipid Restraint:</text:p>
          </table:table-cell>
          <table:table-cell table:style-name="Table1.A1" office:value-type="string">
            <text:p text:style-name="Table_20_Contents"><text:a xlink:type="simple" xlink:href="http://www.charmm-gui.org/uploaded_pdb/1520426760/membrane_lipid_restraint.str" text:style-name="Internet_20_link" text:visited-style-name="Visited_20_Internet_20_Link">membrane_lipid_restraint.str</text:a></text:p>
          </table:table-cell>
        </table:table-row>
        <table:table-row>
          <table:table-cell table:style-name="Table1.A1" office:value-type="string">
            <text:p text:style-name="Table_20_Contents">FFT Calculation:</text:p>
          </table:table-cell>
          <table:table-cell table:style-name="Table1.A1" office:value-type="string">
            <text:p text:style-name="Table_20_Contents"><text:a xlink:type="simple" xlink:href="http://www.charmm-gui.org/uploaded_pdb/1520426760/checkfft.py" text:style-name="Internet_20_link" text:visited-style-name="Visited_20_Internet_20_Link">checkfft.py</text:a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ssembly Input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inp" text:style-name="Internet_20_link" text:visited-style-name="Visited_20_Internet_20_Link">step5_assembly.inp</text:a></text:p>
          </table:table-cell>
        </table:table-row>
        <table:table-row>
          <table:table-cell table:style-name="Table2.A1" office:value-type="string">
            <text:p text:style-name="Table_20_Contents">Assembly Output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out" text:style-name="Internet_20_link" text:visited-style-name="Visited_20_Internet_20_Link">step5_assembly.out</text:a></text:p>
          </table:table-cell>
        </table:table-row>
        <table:table-row>
          <table:table-cell table:style-name="Table2.A1" office:value-type="string">
            <text:p text:style-name="Table_20_Contents">System Information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str" text:style-name="Internet_20_link" text:visited-style-name="Visited_20_Internet_20_Link">step5_assembly.str</text:a></text:p>
          </table:table-cell>
        </table:table-row>
        <table:table-row>
          <table:table-cell table:style-name="Table2.A1" office:value-type="string">
            <text:p text:style-name="Table_20_Contents">Assembled PSF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psf" text:style-name="Internet_20_link" text:visited-style-name="Visited_20_Internet_20_Link">step5_assembly.psf</text:a></text:p>
          </table:table-cell>
        </table:table-row>
        <table:table-row>
          <table:table-cell table:style-name="Table2.A1" office:value-type="string">
            <text:p text:style-name="Table_20_Contents">XPLOR PSF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xplor.psf" text:style-name="Internet_20_link" text:visited-style-name="Visited_20_Internet_20_Link">step5_assembly.xplor.psf</text:a></text:p>
          </table:table-cell>
        </table:table-row>
        <table:table-row>
          <table:table-cell table:style-name="Table2.A1" office:value-type="string">
            <text:p text:style-name="Table_20_Contents">Assembled CRD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crd" text:style-name="Internet_20_link" text:visited-style-name="Visited_20_Internet_20_Link">step5_assembly.crd</text:a></text:p>
          </table:table-cell>
        </table:table-row>
        <table:table-row>
          <table:table-cell table:style-name="Table2.A1" office:value-type="string">
            <text:p text:style-name="Table_20_Contents">Assembled PDB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pdb" text:style-name="Internet_20_link" text:visited-style-name="Visited_20_Internet_20_Link">step5_assembly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riented PDB:</text:p>
          </table:table-cell>
          <table:table-cell table:style-name="Table3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3.A1" office:value-type="string">
            <text:p text:style-name="Table_20_Contents">Component Input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inp" text:style-name="Internet_20_link" text:visited-style-name="Visited_20_Internet_20_Link">step4_lipid.inp</text:a></text:p>
          </table:table-cell>
        </table:table-row>
        <table:table-row>
          <table:table-cell table:style-name="Table3.A1" office:value-type="string">
            <text:p text:style-name="Table_20_Contents">Component Output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out" text:style-name="Internet_20_link" text:visited-style-name="Visited_20_Internet_20_Link">step4_lipid.out</text:a></text:p>
          </table:table-cell>
        </table:table-row>
        <table:table-row>
          <table:table-cell table:style-name="Table3.A1" office:value-type="string">
            <text:p text:style-name="Table_20_Contents">Component Number:</text:p>
          </table:table-cell>
          <table:table-cell table:style-name="Table3.A1" office:value-type="string">
            <text:p text:style-name="Table_20_Contents"><text:a xlink:type="simple" xlink:href="http://www.charmm-gui.org/uploaded_pdb/1520431475/step4_components.str" text:style-name="Internet_20_link" text:visited-style-name="Visited_20_Internet_20_Link">step4_components.str</text:a></text:p>
          </table:table-cell>
        </table:table-row>
        <table:table-row>
          <table:table-cell table:style-name="Table3.A6" office:value-type="string">
            <text:p text:style-name="Table_20_Contents">Additional Waterbox: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Table_20_Contents"><text:a xlink:type="simple" xlink:href="http://www.charmm-gui.org/uploaded_pdb/1520431475/step4.2_waterbox.inp" text:style-name="Internet_20_link" text:visited-style-name="Visited_20_Internet_20_Link">step4.2_waterbox.inp</text:a></text:p>
                </table:table-cell>
                <table:table-cell table:style-name="Table4.A1" office:value-type="string">
                  <text:p text:style-name="P8">Input file for additional water box inclusion</text:p>
                </table:table-cell>
              </table:table-row>
              <table:table-row table:style-name="Table4.2">
                <table:table-cell table:style-name="Table4.A1" office:value-type="string">
                  <text:p text:style-name="Table_20_Contents"><text:a xlink:type="simple" xlink:href="http://www.charmm-gui.org/uploaded_pdb/1520431475/step4.2_waterbox.out" text:style-name="Internet_20_link" text:visited-style-name="Visited_20_Internet_20_Link">step4.2_waterbox.out</text:a></text:p>
                </table:table-cell>
                <table:table-cell table:style-name="Table4.A1" office:value-type="string">
                  <text:p text:style-name="P8">Output file for additional water box inclusion</text:p>
                </table:table-cell>
              </table:table-row>
              <table:table-row table:style-name="Table4.1">
                <table:table-cell table:style-name="Table4.A1" office:value-type="string">
                  <text:p text:style-name="Table_20_Contents"><text:a xlink:type="simple" xlink:href="http://www.charmm-gui.org/uploaded_pdb/1520431475/step4.2_waterbox.crd" text:style-name="Internet_20_link" text:visited-style-name="Visited_20_Internet_20_Link">step4.2_waterbox.crd</text:a></text:p>
                </table:table-cell>
                <table:table-cell table:style-name="Table4.A1" office:value-type="string">
                  <text:p text:style-name="P8">CRD file for the additional water box</text:p>
                </table:table-cell>
              </table:table-row>
            </table:table>
            <text:p text:style-name="Table_20_Contents"/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6" office:value-type="string">
            <text:p text:style-name="Table_20_Contents">Additional Ion: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Table_20_Contents"><text:a xlink:type="simple" xlink:href="http://www.charmm-gui.org/uploaded_pdb/1520431475/step4.3_ion.inp" text:style-name="Internet_20_link" text:visited-style-name="Visited_20_Internet_20_Link">step4.3_ion.inp</text:a></text:p>
                </table:table-cell>
                <table:table-cell table:style-name="Table5.A1" office:value-type="string">
                  <text:p text:style-name="P8">Input file for additional ion inclus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ion.out" text:style-name="Internet_20_link" text:visited-style-name="Visited_20_Internet_20_Link">step4.3_ion.out</text:a></text:p>
                </table:table-cell>
                <table:table-cell table:style-name="Table5.A1" office:value-type="string">
                  <text:p text:style-name="P8">Output file for additional ion inclus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neg.crd" text:style-name="Internet_20_link" text:visited-style-name="Visited_20_Internet_20_Link">step4.3_neg.crd</text:a></text:p>
                </table:table-cell>
                <table:table-cell table:style-name="Table5.A1" office:value-type="string">
                  <text:p text:style-name="P8">CRD file for the additional 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pos.crd" text:style-name="Internet_20_link" text:visited-style-name="Visited_20_Internet_20_Link">step4.3_pos.crd</text:a></text:p>
                </table:table-cell>
                <table:table-cell table:style-name="Table5.A1" office:value-type="string">
                  <text:p text:style-name="P8">CRD file for the additional ion</text:p>
                </table:table-cell>
              </table:table-row>
              <table:table-row table:style-name="Table5.1">
                <table:table-cell table:style-name="Table5.A1" office:value-type="string">
                  <text:p text:style-name="Table_20_Contents"><text:a xlink:type="simple" xlink:href="http://www.charmm-gui.org/uploaded_pdb/1520431475/step4.3_ion.pdb" text:style-name="Internet_20_link" text:visited-style-name="Visited_20_Internet_20_Link">step4.3_ion.pdb</text:a></text:p>
                </table:table-cell>
                <table:table-cell table:style-name="Table5.A1" office:value-type="string">
                  <text:p text:style-name="P8">PDB file for the additional ion</text:p>
                </table:table-cell>
              </table:table-row>
            </table:table>
            <text:p text:style-name="Table_20_Contents"/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Component PDB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pdb" text:style-name="Internet_20_link" text:visited-style-name="Visited_20_Internet_20_Link">step4_lipid.pdb</text:a> <text:a xlink:type="simple" xlink:href="http://www.charmm-gui.org/?doc=input/membrane&amp;step=6#" text:style-name="Internet_20_link" text:visited-style-name="Visited_20_Internet_20_Link">(view </text:a><text:soft-page-break/><text:a xlink:type="simple" xlink:href="http://www.charmm-gui.org/?doc=input/membrane&amp;step=6#" text:style-name="Internet_20_link" text:visited-style-name="Visited_20_Internet_20_Link">structure)</text:a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Oriented PDB:</text:p>
          </table:table-cell>
          <table:table-cell table:style-name="Table6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6.A1" office:value-type="string">
            <text:p text:style-name="Table_20_Contents">System Size Input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inp" text:style-name="Internet_20_link" text:visited-style-name="Visited_20_Internet_20_Link">step3_size.inp</text:a></text:p>
          </table:table-cell>
        </table:table-row>
        <table:table-row>
          <table:table-cell table:style-name="Table6.A1" office:value-type="string">
            <text:p text:style-name="Table_20_Contents">System Size Output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out" text:style-name="Internet_20_link" text:visited-style-name="Visited_20_Internet_20_Link">step3_size.out</text:a></text:p>
          </table:table-cell>
        </table:table-row>
        <table:table-row>
          <table:table-cell table:style-name="Table6.A1" office:value-type="string">
            <text:p text:style-name="Table_20_Contents">System Size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str" text:style-name="Internet_20_link" text:visited-style-name="Visited_20_Internet_20_Link">step3_size.str</text:a></text:p>
          </table:table-cell>
        </table:table-row>
        <table:table-row>
          <table:table-cell table:style-name="Table6.A5" office:value-type="string">
            <text:p text:style-name="Table_20_Contents">Packing Simulation: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Table_20_Contents"><text:a xlink:type="simple" xlink:href="http://www.charmm-gui.org/uploaded_pdb/1520431475/step3_packing.inp" text:style-name="Internet_20_link" text:visited-style-name="Visited_20_Internet_20_Link">step3_packing.inp</text:a></text:p>
                </table:table-cell>
                <table:table-cell table:style-name="Table7.A1" office:value-type="string">
                  <text:p text:style-name="P8">Packing Simulation Input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step3_packing.out" text:style-name="Internet_20_link" text:visited-style-name="Visited_20_Internet_20_Link">step3_packing.out</text:a></text:p>
                </table:table-cell>
                <table:table-cell table:style-name="Table7.A1" office:value-type="string">
                  <text:p text:style-name="P8">Packing Simulation Output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crystal_image.str" text:style-name="Internet_20_link" text:visited-style-name="Visited_20_Internet_20_Link">crystal_image.str</text:a></text:p>
                </table:table-cell>
                <table:table-cell table:style-name="Table7.A1" office:value-type="string">
                  <text:p text:style-name="P8">Crystal Image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step3_packing_pol.str" text:style-name="Internet_20_link" text:visited-style-name="Visited_20_Internet_20_Link">step3_packing_pol.str</text:a></text:p>
                </table:table-cell>
                <table:table-cell table:style-name="Table7.A1" office:value-type="string">
                  <text:p text:style-name="P8">Packing Ions</text:p>
                </table:table-cell>
              </table:table-row>
              <table:table-row table:style-name="Table7.1">
                <table:table-cell table:style-name="Table7.A1" office:value-type="string">
                  <text:p text:style-name="Table_20_Contents"><text:a xlink:type="simple" xlink:href="http://www.charmm-gui.org/uploaded_pdb/1520431475/step3_packing.pdb" text:style-name="Internet_20_link" text:visited-style-name="Visited_20_Internet_20_Link">step3_packing.pdb</text:a> <text:a xlink:type="simple" xlink:href="http://www.charmm-gui.org/?doc=input/membrane&amp;step=6#" text:style-name="Internet_20_link" text:visited-style-name="Visited_20_Internet_20_Link">(view structure)</text:a></text:p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ext:p text:style-name="P9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CHARMM PDB:</text:p>
          </table:table-cell>
          <table:table-cell table:style-name="Table8.A1" office:value-type="string">
            <text:p text:style-name="Table_20_Contents"><text:a xlink:type="simple" xlink:href="http://www.charmm-gui.org/uploaded_pdb/1520431475/step1_pdbreader.pdb" text:style-name="Internet_20_link" text:visited-style-name="Visited_20_Internet_20_Link">step1_pdbreader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8.A1" office:value-type="string">
            <text:p text:style-name="Table_20_Contents">Orientation Input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inp" text:style-name="Internet_20_link" text:visited-style-name="Visited_20_Internet_20_Link">step2_orient.inp</text:a></text:p>
          </table:table-cell>
        </table:table-row>
        <table:table-row>
          <table:table-cell table:style-name="Table8.A1" office:value-type="string">
            <text:p text:style-name="Table_20_Contents">Orientation Output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out" text:style-name="Internet_20_link" text:visited-style-name="Visited_20_Internet_20_Link">step2_orient.out</text:a></text:p>
          </table:table-cell>
        </table:table-row>
        <table:table-row>
          <table:table-cell table:style-name="Table8.A1" office:value-type="string">
            <text:p text:style-name="Table_20_Contents">Oriented PDB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8.A5" office:value-type="string">
            <text:p text:style-name="Table_20_Contents">Area Calculation: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Table_20_Contents"><text:a xlink:type="simple" xlink:href="http://www.charmm-gui.org/uploaded_pdb/1520431475/step2_area.str" text:style-name="Internet_20_link" text:visited-style-name="Visited_20_Internet_20_Link">step2_area.str</text:a></text:p>
                </table:table-cell>
                <table:table-cell table:style-name="Table9.A1" office:value-type="string">
                  <text:p text:style-name="P8">Calculate cross sectional area of the protein</text:p>
                </table:table-cell>
              </table:table-row>
              <table:table-row table:style-name="Table9.2">
                <table:table-cell table:style-name="Table9.A1" office:value-type="string">
                  <text:p text:style-name="Table_20_Contents"><text:a xlink:type="simple" xlink:href="http://www.charmm-gui.org/uploaded_pdb/1520431475/step2_area.plo" text:style-name="Internet_20_link" text:visited-style-name="Visited_20_Internet_20_Link">step2_area.plo</text:a></text:p>
                </table:table-cell>
                <table:table-cell table:style-name="Table9.A1" office:value-type="string">
                  <text:p text:style-name="P8">Computed cross sectional area along Z axis</text:p>
                </table:table-cell>
              </table:table-row>
              <table:table-row table:style-name="Table9.1">
                <table:table-cell table:style-name="Table9.A1" office:value-type="string">
                  <text:p text:style-name="Table_20_Contents"><text:a xlink:type="simple" xlink:href="http://www.charmm-gui.org/uploaded_pdb/1520431475/step2_protein_area.str" text:style-name="Internet_20_link" text:visited-style-name="Visited_20_Internet_20_Link">step2_protein_area.str</text:a></text:p>
                </table:table-cell>
                <table:table-cell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ext:p text:style-name="P9"/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Original PDB File:</text:p>
          </table:table-cell>
          <table:table-cell table:style-name="Table10.A1" office:value-type="string">
            <text:p text:style-name="Table_20_Contents"><text:a xlink:type="simple" xlink:href="http://www.charmm-gui.org/uploaded_pdb/1520431475/WITHOUT_RET.pdb" text:style-name="Internet_20_link" text:visited-style-name="Visited_20_Internet_20_Link">WITHOUT_RET.pdb</text:a> <text:a xlink:type="simple" xlink:href="http://www.charmm-gui.org/?doc=input/membrane&amp;step=6#" text:style-name="Internet_20_link" text:visited-style-name="Visited_20_Internet_20_Link">(view structure)</text:a> </text:p>
          </table:table-cell>
        </table:table-row>
        <table:table-row>
          <table:table-cell table:style-name="Table10.A2" office:value-type="string">
            <text:p text:style-name="Table_20_Contents">Individual Chains:</text:p>
          </table:table-cell>
          <table:table-cell table:style-name="Table10.A1" office:value-type="string">
            <text:p text:style-name="Table_20_Contents"><text:a xlink:type="simple" xlink:href="http://www.charmm-gui.org/uploaded_pdb/1520431475/without_ret_proa.pdb" text:style-name="Internet_20_link" text:visited-style-name="Visited_20_Internet_20_Link">without_ret_proa.pdb</text:a></text:p>
          </table:table-cell>
        </table:table-row>
        <table:table-row>
          <table:table-cell table:style-name="Table10.A1" office:value-type="string">
            <text:p text:style-name="Table_20_Contents">CHARMM Input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inp" text:style-name="Internet_20_link" text:visited-style-name="Visited_20_Internet_20_Link">step1_pdbreader.inp</text:a></text:p>
          </table:table-cell>
        </table:table-row>
        <table:table-row>
          <table:table-cell table:style-name="Table10.A1" office:value-type="string">
            <text:p text:style-name="Table_20_Contents">CHARMM Output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out" text:style-name="Internet_20_link" text:visited-style-name="Visited_20_Internet_20_Link">step1_pdbreader.out</text:a></text:p>
          </table:table-cell>
        </table:table-row>
        <table:table-row>
          <table:table-cell table:style-name="Table10.A1" office:value-type="string">
            <text:p text:style-name="Table_20_Contents">CHARMM PDB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pdb" text:style-name="Internet_20_link" text:visited-style-name="Visited_20_Internet_20_Link">step1_pdbreader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10.A1" office:value-type="string">
            <text:p text:style-name="Table_20_Contents">CHARMM CRD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crd" text:style-name="Internet_20_link" text:visited-style-name="Visited_20_Internet_20_Link">step1_pdbreader.crd</text:a></text:p>
          </table:table-cell>
        </table:table-row>
        <table:table-row>
          <table:table-cell table:style-name="Table10.A1" office:value-type="string">
            <text:p text:style-name="Table_20_Contents">CHARMM PSF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psf" text:style-name="Internet_20_link" text:visited-style-name="Visited_20_Internet_20_Link">step1_pdbreader.psf</text:a></text:p>
          </table:table-cell>
        </table:table-row>
        <table:table-row>
          <table:table-cell table:style-name="Table10.A1" office:value-type="string">
            <text:p text:style-name="Table_20_Contents">XPLOR PSF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xplor.psf" text:style-name="Internet_20_link" text:visited-style-name="Visited_20_Internet_20_Link">step1_pdbreader.xplor.psf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7:51:39.804557554</dc:date>
    <meta:editing-duration>PT34M35S</meta:editing-duration>
    <meta:editing-cycles>2</meta:editing-cycles>
    <meta:generator>LibreOffice/5.1.4.2$Linux_X86_64 LibreOffice_project/10m0$Build-2</meta:generator>
    <meta:document-statistic meta:table-count="10" meta:image-count="0" meta:object-count="0" meta:page-count="2" meta:paragraph-count="120" meta:word-count="259" meta:character-count="2444" meta:non-whitespace-character-count="2303"/>
  </office:meta>
</office:document-meta>
</file>